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fo:language="en" fo:country="GB"/>
    </style:style>
    <style:style style:name="P3" style:family="paragraph" style:parent-style-name="Contents_20_4">
      <style:paragraph-properties>
        <style:tab-stops>
          <style:tab-stop style:position="6.1028in" style:type="right" style:leader-style="dotted" style:leader-text="."/>
        </style:tab-stops>
      </style:paragraph-properties>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style:list-style-name="L2"/>
    <style:style style:name="P8" style:family="paragraph" style:parent-style-name="Standard" style:list-style-name="L3">
      <style:text-properties fo:language="en" fo:country="GB"/>
    </style:style>
    <style:style style:name="P9" style:family="paragraph" style:parent-style-name="Standard" style:list-style-name="L5">
      <style:text-properties fo:language="en" fo:country="GB"/>
    </style:style>
    <style:style style:name="P10" style:family="paragraph" style:parent-style-name="Standard" style:list-style-name="L6">
      <style:text-properties fo:language="en" fo:country="GB"/>
    </style:style>
    <style:style style:name="P11" style:family="paragraph" style:parent-style-name="Heading_20_1">
      <style:text-properties fo:language="en" fo:country="GB"/>
    </style:style>
    <style:style style:name="P12" style:family="paragraph" style:parent-style-name="Heading_20_2">
      <style:text-properties fo:language="en" fo:country="GB"/>
    </style:style>
    <style:style style:name="P13" style:family="paragraph" style:parent-style-name="Heading_20_3">
      <style:text-properties fo:language="en" fo:country="GB"/>
    </style:style>
    <style:style style:name="P14" style:family="paragraph" style:parent-style-name="Text_20_body">
      <style:text-properties fo:language="en" fo:country="GB"/>
    </style:style>
    <style:style style:name="P15" style:family="paragraph" style:parent-style-name="Text_20_body" style:list-style-name="L1">
      <style:text-properties fo:language="en" fo:country="GB"/>
    </style:style>
    <style:style style:name="P16" style:family="paragraph" style:parent-style-name="Text_20_body" style:list-style-name="L4">
      <style:text-properties fo:language="en" fo:country="GB"/>
    </style:style>
    <style:style style:name="P17" style:family="paragraph" style:parent-style-name="Text_20_body" style:list-style-name="L5">
      <style:text-properties fo:language="en" fo:country="GB"/>
    </style:style>
    <style:style style:name="T1" style:family="text">
      <style:text-properties fo:font-weight="bold" style:font-weight-asian="bold" style:font-weight-complex="bold"/>
    </style:style>
    <style:style style:name="T2" style:family="text">
      <style:text-properties fo:color="#ff6600" fo:font-weight="bold" style:font-weight-asian="bold" style:font-weight-complex="bold"/>
    </style:style>
    <style:style style:name="T3" style:family="text">
      <style:text-properties fo:color="#ff6600" fo:language="en" fo:country="GB"/>
    </style:style>
    <style:style style:name="T4" style:family="text">
      <style:text-properties fo:language="en" fo:country="G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The Solid Power distribution considerations</text:titl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General consideration<text:tab/>1</text:p>
          <text:p text:style-name="P5">description<text:tab/>1</text:p>
          <text:p text:style-name="P5">Reliability<text:tab/>1</text:p>
          <text:p text:style-name="P5">general requirements<text:tab/>2</text:p>
          <text:p text:style-name="P4">Bias power supply <text:tab/>2</text:p>
          <text:p text:style-name="P4">Digital power supply <text:tab/>3</text:p>
          <text:p text:style-name="P5">general remarks<text:tab/>3</text:p>
          <text:p text:style-name="P5">5 V power <text:s/>distribution base line<text:tab/>3</text:p>
          <text:p text:style-name="P5">48 V power distribution <text:tab/>3</text:p>
          <text:p text:style-name="P6">The DC/ DC converter advantage and disadvantages<text:tab/>3</text:p>
          <text:p text:style-name="P6">The 48 V power supply unit <text:tab/>4</text:p>
          <text:p text:style-name="P6">48 power supply <text:s/>distribution summary <text:tab/>4</text:p>
          <text:p text:style-name="P6">alternative power supply distributions <text:tab/>5</text:p>
          <text:p text:style-name="P3">mains<text:tab/>5</text:p>
          <text:p text:style-name="P3">12 V etc <text:tab/>5</text:p>
          <text:p text:style-name="P3">3.3 V<text:tab/>5</text:p>
          <text:p text:style-name="P4">Analogue power supply <text:tab/>5</text:p>
        </text:index-body>
      </text:table-of-content>
      <text:p text:style-name="Standard">in case this is read from the pdf document check if the date in the footer of the page correspons with the original file date on bit bucket</text:p>
      <text:p text:style-name="Standard">Original file location : <text:s/>readout system -&gt; cabling -&gt; <text:s/>powersupplies</text:p>
      <text:h text:style-name="P11" text:outline-level="1">General consideration</text:h>
      <text:p text:style-name="P2"/>
      <text:h text:style-name="Heading_20_2" text:outline-level="2">description</text:h>
      <text:p text:style-name="P1">Assumption here is a 50 plane detector. </text:p>
      <text:p text:style-name="P1">Each plane will be equipped with two analogue amplifier boards and two ADC-FPGA boards. </text:p>
      <text:p text:style-name="P1">So total 100 analogue and 100 ADC-FPGA <text:s/>boards. </text:p>
      <text:p text:style-name="P1">The detector will be built up in sub modules. Here it is assumed that a sub module is 10 planes. </text:p>
      <text:p text:style-name="P1"/>
      <text:p text:style-name="P2">One can distinguish 3 power supply needs:</text:p>
      <text:p text:style-name="P2">- For the SiPm <text:s/>bias , <text:s/>this will need a power supply with a voltage between 25 and 85 V this is distributed via the analogue board </text:p>
      <text:p text:style-name="P2">- The digital board requires a 5V or 3.3V power supply with reasonable current requirement</text:p>
      <text:p text:style-name="P2">- The analogue board need a ~ 7V power supply with low current requirements. </text:p>
      <text:p text:style-name="P2"/>
      <text:p text:style-name="P2">It is not considered to have for the analogue and ADC-FPGA board the same power supply. </text:p>
      <text:h text:style-name="P12" text:outline-level="2">Reliability</text:h>
      <text:p text:style-name="P2">The experiment has to run minimal 5 years. max 8years. <text:s/>So reliability calculation have to made for <text:soft-page-break/>8 years. <text:s/>The experiment is expected to run 24/ 24 <text:s text:c="2"/>7/7/ <text:s/></text:p>
      <text:p text:style-name="P2">( one year == <text:s/>364 * 24 = 8740 hour ) </text:p>
      <text:p text:style-name="P2"/>
      <text:p text:style-name="P2">The power supplies are supposed to be placed that they can be easily accessed. </text:p>
      <text:p text:style-name="P2">So initial there could be a trade off between price and reliability ( so take in account to exchange the power supplies at half the life time by example).</text:p>
      <text:p text:style-name="P2"/>
      <text:p text:style-name="P2">Other consideration is the spare policy :</text:p>
      <text:p text:style-name="P2"><text:s/>Do we need a spare for each power supply ( <text:s/>analogue, bias , digital ) ?</text:p>
      <text:list xml:id="list461018738252292653" text:style-name="L1">
        <text:list-item>
          <text:p text:style-name="P15">Consider the price in respect to wait for ~ week of delivery in case of a failure. </text:p>
        </text:list-item>
        <text:list-item>
          <text:p text:style-name="P15">Consider segmentation. <text:s/>Price is roughly <text:s/>Euro / W. <text:s/>In case on one power supply one has to invest the full price. <text:s/>In case the power supply is split ( each sub module has its own power supply) one can have one spare with a lower price. <text:s/>To be consider / type ( bias, analogue , digital). </text:p>
        </text:list-item>
      </text:list>
      <text:p text:style-name="P2"/>
      <text:p text:style-name="P2">Also it is assumed that the power supplies are efficient enough so they don't need water or forced air cooling. </text:p>
      <text:p text:style-name="P2"/>
      <text:h text:style-name="Heading_20_2" text:outline-level="2">general requirements</text:h>
      <text:p text:style-name="P1"/>
      <text:list xml:id="list2000272675824135252" text:style-name="L2">
        <text:list-item>
          <text:p text:style-name="P7"><text:span text:style-name="T4">The power supplies have to be compliant with the <text:s/>Belgium "</text:span>Europese laagspanningsrichtlijn " .<text:line-break/>This is compatible with the EU <text:s/>"The Low Voltage Directive"<text:line-break/>(http://ec.europa.eu/growth/sectors/electrical-engineering/lvd-directive/index_en.htm) </text:p>
          <text:list>
            <text:list-item>
              <text:p text:style-name="P7">special attention is needed for the kind of mains isollation has to be provided in respect to the grounding requirements ( current to deal with) <text:s/>of the experiment. </text:p>
            </text:list-item>
          </text:list>
        </text:list-item>
        <text:list-item>
          <text:p text:style-name="P7">The total maximum power should not exceed <text:s/>xx W <text:s/>as this is the maximum power that can provided by the current foreseen mains network of Br2. </text:p>
        </text:list-item>
        <text:list-item>
          <text:p text:style-name="P7">Remote control ? <text:s/>Is it a requirement that the power supply can be switech off remotely. </text:p>
        </text:list-item>
      </text:list>
      <text:p text:style-name="Standard"/>
      <text:h text:style-name="P11" text:outline-level="1">Bias power supply </text:h>
      <text:p text:style-name="P1">The current per board does mainly depends on the bias <text:s/>control chip ADL5317. </text:p>
      <text:p text:style-name="P1">The bias quiescent current depends on the <text:s/>output current. This is assumed to be low &lt;&lt; 1 uA / SiPm. <text:s/>So total ~ 10uA for a board. <text:s/>3mA per control chip is here used. <text:s/></text:p>
      <text:p text:style-name="P1">For t he moment the Hamamatsu S12572-050 is the base line . </text:p>
      <text:p text:style-name="P1">This has a break down voltage range from 55 .. 75 V. <text:s/>It is not expected the over-voltage to be supplied will be higher then 3V. <text:s/>So a max voltage of 78V has to be provided to the SiPm's. </text:p>
      <text:p text:style-name="P1"><text:span text:style-name="T2">The bias controller can not supply voltages above 75V</text:span><text:span text:style-name="T1"> .</text:span> <text:s/>So 80V is the maximum voltage to supply to the controller chip</text:p>
      <text:p text:style-name="P1"/>
      <text:p text:style-name="P1">So total a 3A @ 80V power supply ( == 240 W ) . </text:p>
      <text:p text:style-name="P1"><text:soft-page-break/></text:p>
      <text:p text:style-name="P1">Consideration could be to remove the controller chip on the board :</text:p>
      <text:list xml:id="list639770987634080872" text:style-name="L3">
        <text:list-item>
          <text:p text:style-name="P8">Will lower the current requirement from 3A to <text:s/>100 mA. </text:p>
        </text:list-item>
        <text:list-item>
          <text:p text:style-name="P8">the controller act also as noise reducer but this can be done with capacitors and resistors as the SiPm current is very low but not constant so one has to monitor the bias voltage on teh board. </text:p>
        </text:list-item>
        <text:list-item>
          <text:p text:style-name="P8">the controller act as extra handle to cope <text:s/>with the high spread in the breakdown voltage <text:s/>(according the data <text:s/>sheet ). <text:s text:c="2"/>The later one could be mitigated by have the controler chip on a small PCB for the planes where SiPm's are with Vbr in the low ranges. </text:p>
        </text:list-item>
      </text:list>
      <text:p text:style-name="P1"/>
      <text:p text:style-name="P1"/>
      <text:h text:style-name="P11" text:outline-level="1">Digital power supply </text:h>
      <text:h text:style-name="P12" text:outline-level="2">general remarks</text:h>
      <text:p text:style-name="P2">The currents that the eventual power supplies can apply are relative high so the individual boards should be equipped with a fuse to avoid fire in case a LDO (or DC/DC ) will fail. </text:p>
      <text:h text:style-name="P12" text:outline-level="2">5 V power <text:s/>distribution base line</text:h>
      <text:p text:style-name="P2">As base line the digital boards need a 5V power supply with a current requirement of 6A. </text:p>
      <text:p text:style-name="P2">So total 600 A <text:s/>== 3000W . </text:p>
      <text:p text:style-name="P2">Distribution of such a current to many boards makes a busbar approach obvious. </text:p>
      <text:p text:style-name="P2">But a 600A system has also a lot of disadvantages :</text:p>
      <text:list xml:id="list1488113013795470827" text:style-name="L4">
        <text:list-item>
          <text:p text:style-name="P16">the 600 A is only a total. <text:s/>So for the last <text:s/>sub module you need only 120 A. <text:s/>So a lot of copper not efficient used. </text:p>
        </text:list-item>
        <text:list-item>
          <text:p text:style-name="P16">One has to consider full shorts . <text:s/>This will give very high peak currents. <text:s/>A peak current of 6000 A will give a force of 144 N <text:s/>between the bars. </text:p>
        </text:list-item>
        <text:list-item>
          <text:p text:style-name="P16">Not easy to find a 5V 600A power supply</text:p>
        </text:list-item>
        <text:list-item>
          <text:p text:style-name="P16">3000W x .2 ( 80% efficiency) = 600 W <text:s/>, can this be air cooled?</text:p>
        </text:list-item>
      </text:list>
      <text:p text:style-name="P2"/>
      <text:p text:style-name="P2">So one could consider to have a star distribution at the 5V power supply to 5 x 120 A <text:s/>and have bus bars of 120A on the sub modules. <text:s/>Still a peak current of <text:s/>6000A ( defined by the power supply ) is possible. </text:p>
      <text:p text:style-name="P2">Alternative use 5 power supplies of each 120A <text:s/>( TDK-LAMBDA <text:s/>100A ~ 170Euro RWS-600B-5) . <text:s/>This increase the number of available power supplies and limit the implication with very high currents. <text:s/>But it introduce a careful thinking about the "common" <text:s/>connection in case the power supplies are not close to each other and also ground loops between sub modules. </text:p>
      <text:p text:style-name="P2"/>
      <text:h text:style-name="P12" text:outline-level="2"><text:soft-page-break/>48 V power distribution </text:h>
      <text:h text:style-name="P13" text:outline-level="3">The DC/ DC converter advantage and disadvantages</text:h>
      <text:p text:style-name="P2">This assumes a DC / DC converter on the board. </text:p>
      <text:p text:style-name="Text_20_body"><text:span text:style-name="T4">As the board needs only 3.3V</text:span><text:span text:style-name="T4"><text:note text:id="ftn1" text:note-class="footnote"><text:note-citation>1</text:note-citation><text:note-body><text:p text:style-name="Footnote">This has to be confirmed by the ADC-FPGA board. </text:p></text:note-body></text:note></text:span><text:span text:style-name="T4"> <text:s/>So it make more sense to have <text:s/>48 -&gt; 3.3 V Dc/Dc converter ( assuming the required <text:s/>Voltage output tolerances can be reached by the DC/DC converter) .</text:span></text:p>
      <text:p text:style-name="Text_20_body"><text:span text:style-name="T4">An example could be <text:s/>CC30-4803SRP-E <text:s text:c="2"/>TDK-Lambda <text:s/></text:span><text:span text:style-name="T3">77Euro /pc</text:span><text:span text:style-name="T4"> ( @ 100 pc) </text:span></text:p>
      <text:p text:style-name="P2">If there is 6 A / board <text:s/>the losses in the LDO's <text:s/>is 10W /board ( 1020 W total ~ 1/3 of the total dissipation for a 5V distribution system ) in respect to a </text:p>
      <text:p text:style-name="P2">3.3V supply. </text:p>
      <text:p text:style-name="P2">A DC/DC of 90% efficiency will give a dissipation of <text:s/>~ 2 W. <text:s/></text:p>
      <text:p text:style-name="P2"/>
      <text:p text:style-name="P2">The disadvantages are clear , the high price and extra PCB area needed and an higher failure rate ce ( in respect to a LDO device) .</text:p>
      <text:p text:style-name="P2"/>
      <text:p text:style-name="P2"/>
      <text:p text:style-name="P2"><draw:frame draw:style-name="fr1" draw:name="Frame1" text:anchor-type="paragraph" svg:width="3.5425in" draw:z-index="0"><draw:text-box fo:min-height="2.6654in"><text:p text:style-name="Illustration"><draw:frame draw:style-name="fr2" draw:name="Object1" text:anchor-type="paragraph" svg:width="3.5425in" svg:height="2.6654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preadsheet used to caclulate losses</text:p></draw:text-box></draw:frame></text:p>
      <text:h text:style-name="P13" text:outline-level="3">The 48 V power supply unit </text:h>
      <text:p text:style-name="P2">As the total needed current is below 50 A the current requirements are "manageable" . </text:p>
      <text:p text:style-name="P2">Also in comes in the range of a terminal distribution instead of a busbar distribution. </text:p>
      <text:p text:style-name="P2">Possible supply could be ( only short investigation) HDS3000PS48 XP power , 48V, 62.5A. ( 3000W) <text:s/>1000 Euro </text:p>
      <text:p text:style-name="P2">Or in case of 5 power supply <text:s/>LCL500PS48 XP power 500W <text:s text:c="2"/>225 Euro ( *5 =1125 ). </text:p>
      <text:p text:style-name="P2"/>
      <text:h text:style-name="P13" text:outline-level="3"><text:soft-page-break/>48 power supply <text:s/>distribution summary </text:h>
      <text:list xml:id="list2203040411240575343" text:style-name="L5">
        <text:list-item>
          <text:p text:style-name="P17">The currents are easy manageable ( "cheap current distribution via terminals) </text:p>
        </text:list-item>
        <text:list-item>
          <text:p text:style-name="P17">The power dissipation on the boards is reduced <text:s/>resulting on 10W/ board less power , making passive cooling more likely to work. </text:p>
        </text:list-item>
        <text:list-item>
          <text:p text:style-name="P9">The 48/3.3V DC/DC converter needed on the board is </text:p>
          <text:list>
            <text:list-item>
              <text:p text:style-name="P9">expensive </text:p>
            </text:list-item>
            <text:list-item>
              <text:p text:style-name="P9">need board space </text:p>
            </text:list-item>
            <text:list-item>
              <text:p text:style-name="P9">need to respect the requested voltage tollerances. </text:p>
            </text:list-item>
          </text:list>
        </text:list-item>
        <text:list-item>
          <text:p text:style-name="P9">The power supplies (AC/DC) are not substantial more expensive then the 5V onces. </text:p>
        </text:list-item>
      </text:list>
      <text:h text:style-name="Heading_20_3" text:outline-level="3">alternative power supply distributions </text:h>
      <text:h text:style-name="Heading_20_4" text:outline-level="4">mains</text:h>
      <text:p text:style-name="P1">One could use one power supply per plane inside the electronic box limit the distribution current to a minimum. <text:s/>On a first thought not very attractive as </text:p>
      <text:list xml:id="list913633356544105216" text:style-name="L6">
        <text:list-item>
          <text:p text:style-name="P10">one has to provide on all metal structures a grounding that agrees with the max mains current <text:s/>(expect to be at least 25A) </text:p>
        </text:list-item>
        <text:list-item>
          <text:p text:style-name="P10">the own dissipation of the power supply goes into the volume </text:p>
        </text:list-item>
      </text:list>
      <text:p text:style-name="P1"/>
      <text:p text:style-name="Standard"/>
      <text:h text:style-name="Heading_20_4" text:outline-level="4">12 V etc </text:h>
      <text:p text:style-name="Text_20_body">One of the disadvantages of the 48V power supply is that this is not a very common power supply. For 12V power supply threre are more offers. <text:s/>But of course ther currents <text:s/>increases so that advantage disapear. Despite the broader offer on a first glance the prices are not substantial lower. <text:s/></text:p>
      <text:p text:style-name="Text_20_body"/>
      <text:h text:style-name="Heading_20_4" text:outline-level="4">3.3 V</text:h>
      <text:p text:style-name="Standard">Has the advantage less LDO disipation at the boards. <text:s/>But it is not clear how to guarantee the required tollerances for all the board. As the prices of the AC/DC converster are mostly watt driven the prices are slightly lower in respect to 5V AC/DC converters with the same current rating. The la voltage tollerances <text:s/>could be compensated with a 4V distribution +LDO but 4V power supplies are hard to find. <text:s/>A3.3 V distribution scheme has still <text:s/>the disadvantages of high currents.</text:p>
      <text:h text:style-name="P11" text:outline-level="1">Analogue power supply </text:h>
      <text:p text:style-name="P2"/>
      <text:p text:style-name="P2">The voltage on the analogue board has to be 5V . <text:s/>This is done by a LDO. <text:s/>So the power supply voltage before the LDO has to be ~ 7 V + 20 % - 10 %.</text:p>
      <text:p text:style-name="P2">The current per board will be less then 400mA. So for 100 boards 40 A will be needed. <text:s/>The power supply of SM1 can be used ( 40 A out) <text:s/>. There is a spare. </text:p>
      <text:p text:style-name="P2">Also the analogue board has to be equipped with a fus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title>The Solid Power distribution considerations</text:title> <text:modification-date style:data-style-name="N80">8. Jun. 2016</text:modification-date> <text:file-name text:display="name-and-extension">powersupplyconsiderations.odt</text:file-name><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6M10S</meta:editing-duration>
    <meta:editing-cycles>12</meta:editing-cycles>
    <meta:generator>OpenOffice/4.1.1$Win32 OpenOffice.org_project/411m6$Build-9775</meta:generator>
    <dc:date>2016-06-08T17:02:30.77</dc:date>
    <dc:creator>Wim Beaumont</dc:creator>
    <dc:title>The Solid Power distribution considerations</dc:title>
    <meta:document-statistic meta:table-count="0" meta:image-count="0" meta:object-count="1" meta:page-count="5" meta:paragraph-count="110" meta:word-count="1690" meta:character-count="91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ro1" style:family="table-row">
      <style:table-row-properties style:row-height="0.2228in" fo:break-before="auto" style:use-optimal-row-height="true"/>
    </style:style>
    <style:style style:name="ta1" style:family="table" style:master-page-name="Default">
      <style:table-properties table:display="true" style:writing-mode="lr-tb"/>
    </style:style>
  </office:automatic-styles>
  <office:body>
    <office:spreadsheet>
      <table:table table:name="Sheet10" table:style-name="ta1" table:print="false">
        <table:table-column table:style-name="co1" table:default-cell-style-name="Default"/>
        <table:table-column table:style-name="co2" table:number-columns-repeated="4" table:default-cell-style-name="Default"/>
        <table:table-row table:style-name="ro1" table:number-rows-repeated="37">
          <table:table-cell table:number-columns-repeated="5"/>
        </table:table-row>
        <table:table-row table:style-name="ro1">
          <table:table-cell/>
          <table:table-cell office:value-type="string">
            <text:p>total current</text:p>
          </table:table-cell>
          <table:table-cell office:value-type="string">
            <text:p>boards</text:p>
          </table:table-cell>
          <table:table-cell office:value-type="string">
            <text:p>current /board</text:p>
          </table:table-cell>
          <table:table-cell/>
        </table:table-row>
        <table:table-row table:style-name="ro1">
          <table:table-cell/>
          <table:table-cell office:value-type="float" office:value="600">
            <text:p>600</text:p>
          </table:table-cell>
          <table:table-cell office:value-type="float" office:value="100">
            <text:p>100</text:p>
          </table:table-cell>
          <table:table-cell table:formula="of:=[.B39]/[.C39]" office:value-type="float" office:value="6">
            <text:p>6</text:p>
          </table:table-cell>
          <table:table-cell office:value-type="string">
            <text:p>[A]</text:p>
          </table:table-cell>
        </table:table-row>
        <table:table-row table:style-name="ro1">
          <table:table-cell/>
          <table:table-cell office:value-type="string">
            <text:p>DC/DC losses</text:p>
          </table:table-cell>
          <table:table-cell office:value-type="float" office:value="10">
            <text:p>10</text:p>
          </table:table-cell>
          <table:table-cell table:formula="of:=[.D43]*[.C40]/100" office:value-type="float" office:value="198">
            <text:p>198</text:p>
          </table:table-cell>
          <table:table-cell office:value-type="string">
            <text:p>[W]</text:p>
          </table:table-cell>
        </table:table-row>
        <table:table-row table:style-name="ro1">
          <table:table-cell table:number-columns-repeated="2"/>
          <table:table-cell office:value-type="string">
            <text:p>LDO 3.3 lost </text:p>
          </table:table-cell>
          <table:table-cell table:formula="of:=[.D42]-[.D43]" office:value-type="float" office:value="1020">
            <text:p>1020</text:p>
          </table:table-cell>
          <table:table-cell office:value-type="string">
            <text:p>[W]</text:p>
          </table:table-cell>
        </table:table-row>
        <table:table-row table:style-name="ro1">
          <table:table-cell table:number-columns-repeated="2"/>
          <table:table-cell office:value-type="float" office:value="5">
            <text:p>5</text:p>
          </table:table-cell>
          <table:table-cell table:formula="of:=[.C42]*[.B43]" office:value-type="float" office:value="3000">
            <text:p>3000</text:p>
          </table:table-cell>
          <table:table-cell office:value-type="string">
            <text:p>[W]</text:p>
          </table:table-cell>
        </table:table-row>
        <table:table-row table:style-name="ro1">
          <table:table-cell/>
          <table:table-cell office:value-type="float" office:value="600">
            <text:p>600</text:p>
          </table:table-cell>
          <table:table-cell office:value-type="float" office:value="3.3">
            <text:p>3.3</text:p>
          </table:table-cell>
          <table:table-cell table:formula="of:=[.C43]*[.B43]" office:value-type="float" office:value="1980">
            <text:p>1980</text:p>
          </table:table-cell>
          <table:table-cell office:value-type="string">
            <text:p>[W]</text:p>
          </table:table-cell>
        </table:table-row>
        <table:table-row table:style-name="ro1">
          <table:table-cell/>
          <table:table-cell office:value-type="string">
            <text:p>rend DC/DC</text:p>
          </table:table-cell>
          <table:table-cell table:formula="of:=1-[.C40]/100" office:value-type="float" office:value="0.9">
            <text:p>0.9</text:p>
          </table:table-cell>
          <table:table-cell table:number-columns-repeated="2"/>
        </table:table-row>
        <table:table-row table:style-name="ro1">
          <table:table-cell/>
          <table:table-cell office:value-type="string">
            <text:p>input power</text:p>
          </table:table-cell>
          <table:table-cell/>
          <table:table-cell table:formula="of:=[.D43]/[.C44]" office:value-type="float" office:value="2200">
            <text:p>2200</text:p>
          </table:table-cell>
          <table:table-cell office:value-type="string">
            <text:p>[W]</text:p>
          </table:table-cell>
        </table:table-row>
        <table:table-row table:style-name="ro1">
          <table:table-cell/>
          <table:table-cell office:value-type="string">
            <text:p>output current</text:p>
          </table:table-cell>
          <table:table-cell office:value-type="float" office:value="24">
            <text:p>24</text:p>
          </table:table-cell>
          <table:table-cell table:formula="of:=[.D45]/[.C46]" office:value-type="float" office:value="91.6666666666667">
            <text:p>91.67</text:p>
          </table:table-cell>
          <table:table-cell office:value-type="string">
            <text:p>[A]</text:p>
          </table:table-cell>
        </table:table-row>
        <table:table-row table:style-name="ro1">
          <table:table-cell/>
          <table:table-cell office:value-type="string">
            <text:p>output current</text:p>
          </table:table-cell>
          <table:table-cell office:value-type="float" office:value="48">
            <text:p>48</text:p>
          </table:table-cell>
          <table:table-cell table:formula="of:=[.D45]/[.C47]" office:value-type="float" office:value="45.8333333333333">
            <text:p>45.83</text:p>
          </table:table-cell>
          <table:table-cell office:value-type="string">
            <text:p>[A]</text:p>
          </table:table-cell>
        </table:table-row>
        <table:table-row table:style-name="ro1">
          <table:table-cell/>
          <table:table-cell office:value-type="string">
            <text:p>5 power mod</text:p>
          </table:table-cell>
          <table:table-cell office:value-type="float" office:value="24">
            <text:p>24</text:p>
          </table:table-cell>
          <table:table-cell table:formula="of:=[.D46]/5" office:value-type="float" office:value="18.3333333333333">
            <text:p>18.33</text:p>
          </table:table-cell>
          <table:table-cell office:value-type="string">
            <text:p>[A]</text:p>
          </table:table-cell>
        </table:table-row>
        <table:table-row table:style-name="ro1">
          <table:table-cell/>
          <table:table-cell office:value-type="string">
            <text:p>5 power mod</text:p>
          </table:table-cell>
          <table:table-cell office:value-type="float" office:value="48">
            <text:p>48</text:p>
          </table:table-cell>
          <table:table-cell table:formula="of:=[.D47]/5" office:value-type="float" office:value="9.16666666666667">
            <text:p>9.17</text:p>
          </table:table-cell>
          <table:table-cell office:value-type="string">
            <text:p>[A]</text:p>
          </table:table-cell>
        </table:table-row>
        <table:table-row table:style-name="ro1" table:number-rows-repeated="1048526">
          <table:table-cell table:number-columns-repeated="5"/>
        </table:table-row>
        <table:table-row table:style-name="ro1">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BEF </number:currency-symbol>
      <number:number number:decimal-places="0" number:min-integer-digits="1" number:grouping="true"/>
    </number:currency-style>
    <number:currency-style style:name="N118">
      <style:text-properties fo:color="#ff0000"/>
      <number:text>(</number:text>
      <number:currency-symbol>BEF </number:currency-symbol>
      <number:number number:decimal-places="0" number:min-integer-digits="1" number:grouping="true"/>
      <number:text>)</number:text>
      <style:map style:condition="value()&gt;=0" style:apply-style-name="N118P0"/>
    </number:currency-style>
    <number:date-style style:name="N119">
      <number:day number:style="long"/>
      <number:text>.</number:text>
      <number:month number:style="long"/>
      <number:text>.</number:text>
      <number:year/>
    </number:date-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date-style style:name="N125">
      <number:day number:style="long"/>
      <number:text>.</number:text>
      <number:month number:style="long"/>
      <number:text>.</number:text>
      <number:year number:style="long"/>
      <number:text> </number:text>
      <number:hours number:style="long"/>
      <number:text>:</number:text>
      <number:minutes number:style="long"/>
    </number:date-style>
    <number:number-style style:name="N127P0" style:volatile="true">
      <number:number number:decimal-places="0" number:min-integer-digits="1" number:grouping="true"/>
      <number:text>   </number:text>
    </number:number-style>
    <number:number-style style:name="N127">
      <number:text>-</number:text>
      <number:number number:decimal-places="0" number:min-integer-digits="1" number:grouping="true"/>
      <number:text>   </number:text>
      <style:map style:condition="value()&gt;=0" style:apply-style-name="N127P0"/>
    </number:number-style>
    <number:number-style style:name="N128P0" style:volatile="true">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   </number:text>
      <style:map style:condition="value()&gt;=0" style:apply-style-name="N128P0"/>
    </number:number-style>
    <number:number-style style:name="N130P0" style:volatile="true">
      <number:number number:decimal-places="2" number:min-integer-digits="1" number:grouping="true"/>
      <number:text>   </number:text>
    </number:number-style>
    <number:number-style style:name="N130">
      <number:text>-</number:text>
      <number:number number:decimal-places="2" number:min-integer-digits="1" number:grouping="true"/>
      <number:text>   </number:text>
      <style:map style:condition="value()&gt;=0" style:apply-style-name="N130P0"/>
    </number:number-style>
    <number:number-style style:name="N131P0" style:volatile="true">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   </number:text>
      <style:map style:condition="value()&gt;=0" style:apply-style-name="N131P0"/>
    </number:number-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1" number:min-exponent-digits="1"/>
    </number:number-style>
    <number:number-style style:name="N137P0" style:volatile="true">
      <number:text>BEF </number:text>
      <number:number number:decimal-places="0" number:min-integer-digits="1" number:grouping="true"/>
      <number:text> </number:text>
    </number:number-style>
    <number:number-style style:name="N137">
      <number:text>(BEF </number:text>
      <number:number number:decimal-places="0" number:min-integer-digits="1" number:grouping="true"/>
      <number:text>)</number:text>
      <style:map style:condition="value()&gt;=0" style:apply-style-name="N137P0"/>
    </number:number-style>
    <number:number-style style:name="N138P0" style:volatile="true">
      <number:text>BEF </number:text>
      <number:number number:decimal-places="0" number:min-integer-digits="1" number:grouping="true"/>
      <number:text> </number:text>
    </number:number-style>
    <number:number-style style:name="N138">
      <style:text-properties fo:color="#ff0000"/>
      <number:text>(BEF </number:text>
      <number:number number:decimal-places="0" number:min-integer-digits="1" number:grouping="true"/>
      <number:text>)</number:text>
      <style:map style:condition="value()&gt;=0" style:apply-style-name="N138P0"/>
    </number:number-style>
    <number:number-style style:name="N140P0" style:volatile="true">
      <number:text>BEF </number:text>
      <number:number number:decimal-places="2" number:min-integer-digits="1" number:grouping="true"/>
      <number:text> </number:text>
    </number:number-style>
    <number:number-style style:name="N140">
      <number:text>(BEF </number:text>
      <number:number number:decimal-places="2" number:min-integer-digits="1" number:grouping="true"/>
      <number:text>)</number:text>
      <style:map style:condition="value()&gt;=0" style:apply-style-name="N140P0"/>
    </number:number-style>
    <number:number-style style:name="N141P0" style:volatile="true">
      <number:text>BEF </number:text>
      <number:number number:decimal-places="2" number:min-integer-digits="1" number:grouping="true"/>
      <number:text> </number:text>
    </number:number-style>
    <number:number-style style:name="N141">
      <style:text-properties fo:color="#ff0000"/>
      <number:text>(BEF </number:text>
      <number:number number:decimal-places="2" number:min-integer-digits="1" number:grouping="true"/>
      <number:text>)</number:text>
      <style:map style:condition="value()&gt;=0" style:apply-style-name="N141P0"/>
    </number:number-style>
    <number:number-style style:name="N145P0" style:volatile="true">
      <number:text> BEF </number:text>
      <number:number number:decimal-places="0" number:min-integer-digits="1" number:grouping="true"/>
      <number:text> </number:text>
    </number:number-style>
    <number:number-style style:name="N145P1" style:volatile="true">
      <number:text> BEF (</number:text>
      <number:number number:decimal-places="0" number:min-integer-digits="1" number:grouping="true"/>
      <number:text>)</number:text>
    </number:number-style>
    <number:number-style style:name="N145P2" style:volatile="true">
      <number:text> BEF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BEF </number:text>
      <number:number number:decimal-places="2" number:min-integer-digits="1" number:grouping="true"/>
      <number:text> </number:text>
    </number:number-style>
    <number:number-style style:name="N153P1" style:volatile="true">
      <number:text> BEF (</number:text>
      <number:number number:decimal-places="2" number:min-integer-digits="1" number:grouping="true"/>
      <number:text>)</number:text>
    </number:number-style>
    <number:number-style style:name="N153P2" style:volatile="true">
      <number:text> BEF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2P0" style:volatile="true">
      <number:text>$</number:text>
      <number:number number:decimal-places="2" number:min-integer-digits="1" number:grouping="true"/>
      <number:text> </number:text>
    </number:number-style>
    <number:number-style style:name="N162">
      <number:text>($</number:text>
      <number:number number:decimal-places="2" number:min-integer-digits="1" number:grouping="true"/>
      <number:text>)</number:text>
      <style:map style:condition="value()&gt;=0" style:apply-style-name="N162P0"/>
    </number:number-style>
    <number:number-style style:name="N163P0" style:volatile="true">
      <number:text>$</number:text>
      <number:number number:decimal-places="2" number:min-integer-digits="1" number:grouping="true"/>
      <number:text> </number:text>
    </number:number-style>
    <number:number-style style:name="N163">
      <style:text-properties fo:color="#ff0000"/>
      <number:text>($</number:text>
      <number:number number:decimal-places="2" number:min-integer-digits="1" number:grouping="true"/>
      <number:text>)</number:text>
      <style:map style:condition="value()&gt;=0" style:apply-style-name="N163P0"/>
    </number:number-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number number:decimal-places="2" number:min-integer-digits="1" number:grouping="true"/>
      <number:text> </number:text>
    </number:number-style>
    <number:number-style style:name="N171P1" style:volatile="true">
      <number:text> $(</number:text>
      <number:number number:decimal-places="2" number:min-integer-digits="1" number:grouping="true"/>
      <number:text>)</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date-style style:name="N172">
      <number:day number:style="long"/>
      <number:text>-</number:text>
      <number:month number:textual="true"/>
      <number:text>-</number:text>
      <number:year/>
    </number:date-style>
    <number:date-style style:name="N173">
      <number:day-of-week/>
      <number:text> </number:text>
      <number:day number:style="long"/>
      <number:text>-</number:text>
      <number:month number:textual="true"/>
      <number:text>-</number:text>
      <number:year/>
    </number:date-style>
    <number:number-style style:name="N174">
      <number:number number:decimal-places="1" number:min-integer-digits="0"/>
    </number:number-style>
    <number:number-style style:name="N176P0" style:volatile="true">
      <number:text>€</number:text>
      <number:number number:decimal-places="0" number:min-integer-digits="1" number:grouping="true"/>
      <number:text> </number:text>
    </number:number-style>
    <number:number-style style:name="N176">
      <number:text>(€</number:text>
      <number:number number:decimal-places="0" number:min-integer-digits="1" number:grouping="true"/>
      <number:text>)</number:text>
      <style:map style:condition="value()&gt;=0" style:apply-style-name="N176P0"/>
    </number:number-style>
    <number:number-style style:name="N177P0" style:volatile="true">
      <number:text>€</number:text>
      <number:number number:decimal-places="0" number:min-integer-digits="1" number:grouping="true"/>
      <number:text> </number:text>
    </number:number-style>
    <number:number-style style:name="N177">
      <style:text-properties fo:color="#ff0000"/>
      <number:text>(€</number:text>
      <number:number number:decimal-places="0" number:min-integer-digits="1" number:grouping="true"/>
      <number:text>)</number:text>
      <style:map style:condition="value()&gt;=0" style:apply-style-name="N177P0"/>
    </number:number-style>
    <number:number-style style:name="N179P0" style:volatile="true">
      <number:text>€</number:text>
      <number:number number:decimal-places="2" number:min-integer-digits="1" number:grouping="true"/>
      <number:text> </number:text>
    </number:number-style>
    <number:number-style style:name="N179">
      <number:text>(€</number:text>
      <number:number number:decimal-places="2" number:min-integer-digits="1" number:grouping="true"/>
      <number:text>)</number:text>
      <style:map style:condition="value()&gt;=0" style:apply-style-name="N179P0"/>
    </number:number-style>
    <number:number-style style:name="N180P0" style:volatile="true">
      <number:text>€</number:text>
      <number:number number:decimal-places="2" number:min-integer-digits="1" number:grouping="true"/>
      <number:text> </number:text>
    </number:number-style>
    <number:number-style style:name="N180">
      <style:text-properties fo:color="#ff0000"/>
      <number:text>(€</number:text>
      <number:number number:decimal-places="2" number:min-integer-digits="1" number:grouping="true"/>
      <number:text>)</number:text>
      <style:map style:condition="value()&gt;=0" style:apply-style-name="N180P0"/>
    </number:number-style>
    <number:number-style style:name="N184P0" style:volatile="true">
      <number:text> €</number:text>
      <number:number number:decimal-places="0" number:min-integer-digits="1" number:grouping="true"/>
      <number:text> </number:text>
    </number:number-style>
    <number:number-style style:name="N184P1" style:volatile="true">
      <number:text> €(</number:text>
      <number:number number: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number:min-integer-digits="1" number:grouping="true"/>
      <number:text> </number:text>
    </number:number-style>
    <number:number-style style:name="N188P1" style:volatile="true">
      <number:text> €(</number:text>
      <number:number number:decimal-places="2" number:min-integer-digits="1" number:grouping="true"/>
      <number:text>)</number:text>
    </number:number-style>
    <number:number-style style:name="N188P2" style:volatile="true">
      <number:text> €-</number:text>
      <number:number number: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0" number:min-integer-digits="1" number:grouping="true"/>
      <number:text> €</number:text>
    </number:number-style>
    <number:number-style style:name="N190">
      <number:text>-</number:text>
      <number:number number:decimal-places="0" number:min-integer-digits="1" number:grouping="true"/>
      <number:text> €</number:text>
      <style:map style:condition="value()&gt;=0" style:apply-style-name="N190P0"/>
    </number:number-style>
    <number:number-style style:name="N191P0" style:volatile="true">
      <number:number number:decimal-places="0" number:min-integer-digits="1" number:grouping="true"/>
      <number:text> €</number:text>
    </number:number-style>
    <number:number-style style:name="N191">
      <style:text-properties fo:color="#ff0000"/>
      <number:text>-</number:text>
      <number:number number:decimal-places="0" number:min-integer-digits="1" number:grouping="true"/>
      <number:text> €</number:text>
      <style:map style:condition="value()&gt;=0" style:apply-style-name="N191P0"/>
    </number:number-style>
    <number:number-style style:name="N193P0" style:volatile="true">
      <number:number number:decimal-places="2" number:min-integer-digits="1" number:grouping="true"/>
      <number:text> €</number:text>
    </number:number-style>
    <number:number-style style:name="N193">
      <number:text>-</number:text>
      <number:number number:decimal-places="2" number:min-integer-digits="1" number:grouping="true"/>
      <number:text> €</number:text>
      <style:map style:condition="value()&gt;=0" style:apply-style-name="N193P0"/>
    </number:number-style>
    <number:number-style style:name="N194P0" style:volatile="true">
      <number:number number:decimal-places="2" number:min-integer-digits="1" number:grouping="true"/>
      <number:text> €</number:text>
    </number:number-style>
    <number:number-style style:name="N194">
      <style:text-properties fo:color="#ff0000"/>
      <number:text>-</number:text>
      <number:number number:decimal-places="2" number:min-integer-digits="1" number:grouping="true"/>
      <number:text> €</number:text>
      <style:map style:condition="value()&gt;=0" style:apply-style-name="N194P0"/>
    </number:number-style>
    <number:number-style style:name="N198P0" style:volatile="true">
      <number:number number:decimal-places="0" number:min-integer-digits="1" number:grouping="true"/>
      <number:text> € </number:text>
    </number:number-style>
    <number:number-style style:name="N198P1" style:volatile="true">
      <number:text>-</number:text>
      <number:number number:decimal-places="0" number:min-integer-digits="1" number:grouping="true"/>
      <number:text> € </number:text>
    </number:number-style>
    <number:number-style style:name="N198P2" style:volatile="true">
      <number:text> -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0" number:min-integer-digits="1" number:grouping="true"/>
      <number:text>    </number:text>
    </number:number-style>
    <number:number-style style:name="N202P1" style:volatile="true">
      <number:text>-</number:text>
      <number:number number:decimal-places="0" number:min-integer-digits="1" number:grouping="true"/>
      <number:text>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 </number:text>
    </number:number-style>
    <number:number-style style:name="N206P1" style:volatile="true">
      <number:text>-</number:text>
      <number:number number:decimal-places="2" number:min-integer-digits="1" number:grouping="true"/>
      <number:text> € </number:text>
    </number:number-style>
    <number:number-style style:name="N206P2" style:volatile="true">
      <number:text> -</number:text>
      <number:number number:decimal-places="0" number:min-integer-digits="0"/>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10P0" style:volatile="true">
      <number:number number:decimal-places="2" number:min-integer-digits="1" number:grouping="true"/>
      <number:text>    </number:text>
    </number:number-style>
    <number:number-style style:name="N210P1" style:volatile="true">
      <number:text>-</number:text>
      <number:number number:decimal-places="2" number:min-integer-digits="1" number:grouping="true"/>
      <number:text>    </number:text>
    </number:number-style>
    <number:number-style style:name="N210P2" style:volatile="true">
      <number:text> -</number:text>
      <number:number number:decimal-places="0" number:min-integer-digits="0"/>
      <number:text>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number:min-integer-digits="1" number:grouping="true"/>
      <number:text> </number:text>
    </number:number-style>
    <number:number-style style:name="N212">
      <number:text>€ </number:text>
      <number:number number:decimal-places="0" number:min-integer-digits="1" number:grouping="true"/>
      <number:text>-</number:text>
      <style:map style:condition="value()&gt;=0" style:apply-style-name="N212P0"/>
    </number:number-style>
    <number:number-style style:name="N213P0" style:volatile="true">
      <number:text>€ </number:text>
      <number:number number:decimal-places="0" number:min-integer-digits="1" number:grouping="true"/>
      <number:text> </number:text>
    </number:number-style>
    <number:number-style style:name="N213">
      <style:text-properties fo:color="#ff0000"/>
      <number:text>€ </number:text>
      <number:number number:decimal-places="0" number:min-integer-digits="1" number:grouping="true"/>
      <number:text>-</number:text>
      <style:map style:condition="value()&gt;=0" style:apply-style-name="N213P0"/>
    </number:number-style>
    <number:number-style style:name="N215P0" style:volatile="true">
      <number:text>€ </number:text>
      <number:number number:decimal-places="2" number:min-integer-digits="1" number:grouping="true"/>
      <number:text> </number:text>
    </number:number-style>
    <number:number-style style:name="N215">
      <number:text>€ </number:text>
      <number:number number:decimal-places="2" number:min-integer-digits="1" number:grouping="true"/>
      <number:text>-</number:text>
      <style:map style:condition="value()&gt;=0" style:apply-style-name="N215P0"/>
    </number:number-style>
    <number:number-style style:name="N216P0" style:volatile="true">
      <number:text>€ </number:text>
      <number:number number:decimal-places="2" number:min-integer-digits="1" number:grouping="true"/>
      <number:text> </number:text>
    </number:number-style>
    <number:number-style style:name="N216">
      <style:text-properties fo:color="#ff0000"/>
      <number:text>€ </number:text>
      <number:number number:decimal-places="2" number:min-integer-digits="1" number:grouping="true"/>
      <number:text>-</number:text>
      <style:map style:condition="value()&gt;=0" style:apply-style-name="N216P0"/>
    </number:number-style>
    <number:number-style style:name="N220P0" style:volatile="true">
      <number:text> € </number:text>
      <number:number number:decimal-places="0" number:min-integer-digits="1" number:grouping="true"/>
      <number:text> </number:text>
    </number:number-style>
    <number:number-style style:name="N220P1" style:volatile="true">
      <number:text> € </number:text>
      <number:number number:decimal-places="0" number:min-integer-digits="1" number:grouping="true"/>
      <number:text>-</number:text>
    </number:number-style>
    <number:number-style style:name="N220P2" style:volatile="true">
      <number:text> € -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number number:decimal-places="0" number:min-integer-digits="1" number:grouping="true"/>
      <number:text> </number:text>
    </number:number-style>
    <number:number-style style:name="N222P1" style:volatile="true">
      <number:number number:decimal-places="0" number:min-integer-digits="1" number:grouping="true"/>
      <number:text>-</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6P0" style:volatile="true">
      <number:text> € </number:text>
      <number:number number:decimal-places="2" number:min-integer-digits="1" number:grouping="true"/>
      <number:text> </number:text>
    </number:number-style>
    <number:number-style style:name="N226P1" style:volatile="true">
      <number:text> € </number:text>
      <number:number number:decimal-places="2" number:min-integer-digits="1" number:grouping="true"/>
      <number:text>-</number:text>
    </number:number-style>
    <number:number-style style:name="N226P2" style:volatile="true">
      <number:text> € -</number:text>
      <number:number number:decimal-places="0" number:min-integer-digits="0"/>
      <number:text>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8P0" style:volatile="true">
      <number:number number:decimal-places="2" number:min-integer-digits="1" number:grouping="true"/>
      <number:text> </number:text>
    </number:number-style>
    <number:number-style style:name="N228P1" style:volatile="true">
      <number:number number:decimal-places="2" number:min-integer-digits="1" number:grouping="true"/>
      <number:text>-</number:text>
    </number:number-style>
    <number:number-style style:name="N228P2" style:volatile="true">
      <number:text> -</number:text>
      <number:number number: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date-style style:name="N229">
      <number:month number:textual="true"/>
      <number:text>/</number:text>
      <number:year number:style="long"/>
    </number:date-style>
    <number:number-style style:name="N230">
      <number:number number:decimal-places="4" number:min-integer-digits="1" number:grouping="true"/>
    </number:number-style>
    <number:number-style style:name="N231">
      <number:number number:decimal-places="7" number:min-integer-digits="2"/>
      <number:text>..</number:text>
    </number:number-style>
    <number:number-style style:name="N232">
      <number:number number:decimal-places="0" number:min-integer-digits="8"/>
    </number:number-style>
    <number:date-style style:name="N233">
      <number:day number:style="long"/>
      <number:text>/</number:text>
      <number:month number:textual="true"/>
      <number:text>/</number:text>
      <number:year number:style="long"/>
    </number:date-style>
    <number:date-style style:name="N234">
      <number:day number:style="long"/>
      <number:text>-</number:text>
      <number:month number:style="long" number:textual="true"/>
      <number:text>-</number:text>
      <number:year number:style="long"/>
    </number:date-style>
    <number:number-style style:name="N235">
      <number:number number:decimal-places="1" number:min-integer-digits="1"/>
    </number:number-style>
    <number:date-style style:name="N236">
      <number:day number:style="long"/>
      <number:text>-</number:text>
      <number:month number:style="long"/>
      <number:text>-</number:text>
      <number:year number:style="long"/>
    </number:date-style>
    <number:date-style style:name="N237">
      <number:day/>
      <number:text>-</number:text>
      <number:month/>
    </number:date-style>
    <number:number-style style:name="N239P0" style:volatile="true">
      <number:text>Ja</number:text>
    </number:number-style>
    <number:number-style style:name="N239P1" style:volatile="true">
      <number:text>Ja</number:text>
    </number:number-style>
    <number:number-style style:name="N239">
      <number:text>Nee</number:text>
      <style:map style:condition="value()&gt;0" style:apply-style-name="N239P0"/>
      <style:map style:condition="value()&lt;0" style:apply-style-name="N239P1"/>
    </number:number-style>
    <number:number-style style:name="N241P0" style:volatile="true">
      <number:text>Waar</number:text>
    </number:number-style>
    <number:number-style style:name="N241P1" style:volatile="true">
      <number:text>Waar</number:text>
    </number:number-style>
    <number:number-style style:name="N241">
      <number:text>Niet waar</number:text>
      <style:map style:condition="value()&gt;0" style:apply-style-name="N241P0"/>
      <style:map style:condition="value()&lt;0" style:apply-style-name="N241P1"/>
    </number:number-style>
    <number:number-style style:name="N243P0" style:volatile="true">
      <number:text>Aan</number:text>
    </number:number-style>
    <number:number-style style:name="N243P1" style:volatile="true">
      <number:text>Aan</number:text>
    </number:number-style>
    <number:number-style style:name="N243">
      <number:text>Uit</number:text>
      <style:map style:condition="value()&gt;0" style:apply-style-name="N243P0"/>
      <style:map style:condition="value()&lt;0" style:apply-style-name="N243P1"/>
    </number:number-style>
    <number:number-style style:name="N244P0" style:volatile="true">
      <number:number number:decimal-places="2" number:min-integer-digits="1" number:grouping="true"/>
      <number:text> </number:text>
    </number:number-style>
    <number:number-style style:name="N244">
      <style:text-properties fo:color="#ff0000"/>
      <number:text>-</number:text>
      <number:number number:decimal-places="2" number:min-integer-digits="1" number:grouping="true"/>
      <number:text> </number:text>
      <style:map style:condition="value()&gt;=0" style:apply-style-name="N244P0"/>
    </number:number-style>
    <number:number-style style:name="N245">
      <number:scientific-number number:decimal-places="1" number:min-integer-digits="3" number:min-exponent-digits="1"/>
    </number:number-style>
    <number:number-style style:name="N246">
      <number:number number:decimal-places="0" number:min-integer-digits="0"/>
    </number:number-style>
    <number:number-style style:name="N247">
      <number:number number:decimal-places="3" number:min-integer-digits="1"/>
    </number:number-style>
    <number:currency-style style:name="N249P0" style:volatile="true">
      <number:currency-symbol number:language="en" number:country="GB">£</number:currency-symbol>
      <number:number number:decimal-places="2" number:min-integer-digits="1" number:grouping="true"/>
    </number:currency-style>
    <number:currency-style style:name="N249">
      <style:text-properties fo:color="#ff0000"/>
      <number:text>-</number:text>
      <number:currency-symbol number:language="en" number:country="GB">£</number:currency-symbol>
      <number:number number:decimal-places="2" number:min-integer-digits="1" number:grouping="true"/>
      <style:map style:condition="value()&gt;=0" style:apply-style-name="N249P0"/>
    </number:currency-style>
    <number:number-style style:name="N250">
      <number:number number:decimal-places="4" number:min-integer-digits="1"/>
    </number:number-style>
    <number:number-style style:name="N253P0" style:volatile="true">
      <number:number number:decimal-places="0" number:min-integer-digits="1" number:grouping="true"/>
      <number:text> </number:text>
    </number:number-style>
    <number:number-style style:name="N253P1" style:volatile="true">
      <number:text>(</number:text>
      <number:number number:decimal-places="0" number:min-integer-digits="1" number:grouping="true"/>
      <number:text>)</number:text>
    </number:number-style>
    <number:number-style style:name="N253P2" style:volatile="true">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6P0" style:volatile="true">
      <number:number number:decimal-places="2" number:min-integer-digits="1" number:grouping="true"/>
      <number:text> </number:text>
    </number:number-style>
    <number:number-style style:name="N256P1" style:volatile="true">
      <number:text>(</number:text>
      <number:number number:decimal-places="2" number:min-integer-digits="1" number:grouping="true"/>
      <number:text>)</number:text>
    </number:number-style>
    <number:number-style style:name="N256P2" style:volatile="true">
      <number:text>-</number:text>
      <number:number number: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
      <number:number number:decimal-places="7" number:min-integer-digits="1" number:grouping="true"/>
    </number:number-style>
    <number:number-style style:name="N258">
      <number:number number:decimal-places="5" number:min-integer-digits="1"/>
    </number:number-style>
    <number:number-style style:name="N259">
      <number:number number:decimal-places="6" number:min-integer-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fo:padding="0.028in"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0">02/10/2016</text:date>, <text:time>16:50:27</text:time></text:p>
        </style:region-right>
      </style:header>
      <style:header-left style:display="false"/>
      <style:footer>
        <text:p>Page <text:page-number>1</text:page-number> / <text:page-count>99</text:page-count></text:p>
      </style:footer>
      <style:footer-left style:display="false"/>
    </style:master-page>
  </office:master-styles>
</office:document-styles>
</file>